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orphans="2" fo:widows="2" fo:hyphenation-ladder-count="no-limit"/>
      <style:text-properties style:font-name="DejaVu Sans Condensed" fo:font-size="12pt" fo:font-weight="bold" officeooo:rsid="002378b2" officeooo:paragraph-rsid="002378b2" style:font-size-asian="12pt" style:font-weight-asian="bold" style:font-size-complex="12pt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paragraph-rsid="000fa3f3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0fe8b2" officeooo:paragraph-rsid="000fa3f3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orphans="2" fo:widows="2" fo:hyphenation-ladder-count="no-limit"/>
      <style:text-properties style:font-name="DejaVu Sans Condensed" fo:font-size="12pt" fo:font-weight="bold" officeooo:rsid="0013d61f" officeooo:paragraph-rsid="001a67a6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5" style:family="paragraph" style:parent-style-name="Standard">
      <style:text-properties style:font-name="DejaVu Sans Condensed" fo:font-size="12pt" officeooo:rsid="000df8c5" officeooo:paragraph-rsid="000fa3f3" style:font-size-asian="12pt" style:font-size-complex="12pt"/>
    </style:style>
    <style:style style:name="P6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7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8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1dd71f" officeooo:paragraph-rsid="002378b2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9" style:family="paragraph" style:parent-style-name="Standard">
      <style:paragraph-properties fo:orphans="2" fo:widows="2" fo:hyphenation-ladder-count="no-limit"/>
      <style:text-properties style:font-name="DejaVu Sans Condensed" fo:font-size="12pt" fo:font-weight="normal" officeooo:rsid="001dd71f" officeooo:paragraph-rsid="001dd71f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10" style:family="paragraph" style:parent-style-name="Standard" style:list-style-name="L1">
      <style:paragraph-properties fo:orphans="2" fo:widows="2" fo:hyphenation-ladder-count="no-limit"/>
      <style:text-properties style:font-name="DejaVu Sans Condensed" fo:font-size="12pt" officeooo:paragraph-rsid="0010dfb6" style:font-size-asian="12pt" style:font-size-complex="12pt" fo:hyphenate="false" fo:hyphenation-remain-char-count="2" fo:hyphenation-push-char-count="2" loext:hyphenation-no-caps="false"/>
    </style:style>
    <style:style style:name="P11" style:family="paragraph" style:parent-style-name="Standard" style:list-style-name="L2">
      <style:paragraph-properties fo:orphans="2" fo:widows="2" fo:hyphenation-ladder-count="no-limit"/>
      <style:text-properties style:font-name="DejaVu Sans Condensed" fo:font-size="12pt" officeooo:paragraph-rsid="00155963" style:font-size-asian="12pt" style:font-size-complex="12pt" fo:hyphenate="false" fo:hyphenation-remain-char-count="2" fo:hyphenation-push-char-count="2" loext:hyphenation-no-caps="false"/>
    </style:style>
    <style:style style:name="P12" style:family="paragraph" style:parent-style-name="Standard" style:list-style-name="L4">
      <style:paragraph-properties fo:orphans="2" fo:widows="2" fo:hyphenation-ladder-count="no-limit"/>
      <style:text-properties style:font-name="DejaVu Sans Condensed" fo:font-size="12pt" officeooo:paragraph-rsid="000fa3f3" style:font-size-asian="12pt" style:font-size-complex="12pt" fo:hyphenate="false" fo:hyphenation-remain-char-count="2" fo:hyphenation-push-char-count="2" loext:hyphenation-no-caps="false"/>
    </style:style>
    <style:style style:name="P13" style:family="paragraph" style:parent-style-name="Standard" style:list-style-name="L4">
      <style:paragraph-properties fo:orphans="2" fo:widows="2" fo:hyphenation-ladder-count="no-limit"/>
      <style:text-properties style:font-name="DejaVu Sans Condensed" fo:font-size="12pt" officeooo:paragraph-rsid="0026b25c" style:font-size-asian="12pt" style:font-size-complex="12pt" fo:hyphenate="false" fo:hyphenation-remain-char-count="2" fo:hyphenation-push-char-count="2" loext:hyphenation-no-caps="false"/>
    </style:style>
    <style:style style:name="P14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officeooo:rsid="001258b5" officeooo:paragraph-rsid="0013d61f" style:font-size-asian="12pt" style:font-size-complex="12pt" fo:hyphenate="false" fo:hyphenation-remain-char-count="2" fo:hyphenation-push-char-count="2" loext:hyphenation-no-caps="false"/>
    </style:style>
    <style:style style:name="P15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3d61f" style:font-size-asian="12pt" style:font-size-complex="12pt" fo:hyphenate="false" fo:hyphenation-remain-char-count="2" fo:hyphenation-push-char-count="2" loext:hyphenation-no-caps="false"/>
    </style:style>
    <style:style style:name="P16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8d49d" style:font-size-asian="12pt" style:font-size-complex="12pt" fo:hyphenate="false" fo:hyphenation-remain-char-count="2" fo:hyphenation-push-char-count="2" loext:hyphenation-no-caps="false"/>
    </style:style>
    <style:style style:name="P17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8d49d" style:font-size-asian="12pt" style:font-size-complex="12pt" fo:hyphenate="false" fo:hyphenation-remain-char-count="2" fo:hyphenation-push-char-count="2" loext:hyphenation-no-caps="false"/>
    </style:style>
    <style:style style:name="P18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3d61f" officeooo:paragraph-rsid="00155963" style:font-size-asian="12pt" style:font-size-complex="12pt" fo:hyphenate="false" fo:hyphenation-remain-char-count="2" fo:hyphenation-push-char-count="2" loext:hyphenation-no-caps="false"/>
    </style:style>
    <style:style style:name="P19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55963" officeooo:paragraph-rsid="001715af" style:font-size-asian="12pt" style:font-size-complex="12pt" fo:hyphenate="false" fo:hyphenation-remain-char-count="2" fo:hyphenation-push-char-count="2" loext:hyphenation-no-caps="false"/>
    </style:style>
    <style:style style:name="P20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55963" officeooo:paragraph-rsid="00155963" style:font-size-asian="12pt" style:font-size-complex="12pt" fo:hyphenate="false" fo:hyphenation-remain-char-count="2" fo:hyphenation-push-char-count="2" loext:hyphenation-no-caps="false"/>
    </style:style>
    <style:style style:name="P21" style:family="paragraph" style:parent-style-name="Standard" style:list-style-name="L3">
      <style:paragraph-properties fo:text-align="start" style:justify-single-word="false" fo:orphans="2" fo:widows="2" fo:hyphenation-ladder-count="no-limit"/>
      <style:text-properties style:font-name="DejaVu Sans Condensed" fo:font-size="12pt" officeooo:rsid="00155963" officeooo:paragraph-rsid="0029d3ef" style:font-size-asian="12pt" style:font-size-complex="12pt" fo:hyphenate="false" fo:hyphenation-remain-char-count="2" fo:hyphenation-push-char-count="2" loext:hyphenation-no-caps="false"/>
    </style:style>
    <style:style style:name="P22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rsid="001715af" officeooo:paragraph-rsid="001715af" style:font-size-asian="12pt" style:font-size-complex="12pt" fo:hyphenate="false" fo:hyphenation-remain-char-count="2" fo:hyphenation-push-char-count="2" loext:hyphenation-no-caps="false"/>
    </style:style>
    <style:style style:name="P23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officeooo:paragraph-rsid="0018d49d" style:font-size-asian="12pt" style:font-size-complex="12pt" fo:hyphenate="false" fo:hyphenation-remain-char-count="2" fo:hyphenation-push-char-count="2" loext:hyphenation-no-caps="false"/>
    </style:style>
    <style:style style:name="P24" style:family="paragraph" style:parent-style-name="Standard" style:list-style-name="L4">
      <style:paragraph-properties fo:orphans="2" fo:widows="2" fo:hyphenation-ladder-count="no-limit"/>
      <style:text-properties style:font-name="DejaVu Sans Condensed" fo:font-size="12pt" officeooo:rsid="0026b25c" officeooo:paragraph-rsid="0026b25c" style:font-size-asian="12pt" style:font-size-complex="12pt" fo:hyphenate="false" fo:hyphenation-remain-char-count="2" fo:hyphenation-push-char-count="2" loext:hyphenation-no-caps="false"/>
    </style:style>
    <style:style style:name="P25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10dfb6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6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1715af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7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0dfb6" officeooo:paragraph-rsid="002dcb79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8" style:family="paragraph" style:parent-style-name="Standard" style:list-style-name="L1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29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3d61f" officeooo:paragraph-rsid="0013d61f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30" style:family="paragraph" style:parent-style-name="Standard" style:list-style-name="L2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1715af" officeooo:paragraph-rsid="001715af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31" style:family="paragraph" style:parent-style-name="Standard" style:list-style-name="L4">
      <style:paragraph-properties fo:orphans="2" fo:widows="2" fo:hyphenation-ladder-count="no-limit"/>
      <style:text-properties style:font-name="DejaVu Sans Condensed" fo:font-size="12pt" fo:font-weight="normal" officeooo:paragraph-rsid="000fa3f3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32" style:family="paragraph" style:parent-style-name="Standard" style:list-style-name="L4">
      <style:paragraph-properties fo:orphans="2" fo:widows="2" fo:hyphenation-ladder-count="no-limit"/>
      <style:text-properties style:font-name="DejaVu Sans Condensed" fo:font-size="12pt" fo:font-weight="normal" officeooo:paragraph-rsid="00246c53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33" style:family="paragraph" style:parent-style-name="Standard" style:list-style-name="L4">
      <style:paragraph-properties fo:orphans="2" fo:widows="2" fo:hyphenation-ladder-count="no-limit"/>
      <style:text-properties style:font-name="DejaVu Sans Condensed" fo:font-size="12pt" fo:font-weight="normal" officeooo:rsid="00246c53" officeooo:paragraph-rsid="00246c53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34" style:family="paragraph" style:parent-style-name="Standard" style:list-style-name="L5">
      <style:paragraph-properties fo:text-align="start" style:justify-single-word="false" fo:orphans="2" fo:widows="2" fo:hyphenation-ladder-count="no-limit"/>
      <style:text-properties style:font-name="DejaVu Sans Condensed" fo:font-size="12pt" fo:font-weight="normal" officeooo:rsid="002dcb79" officeooo:paragraph-rsid="002dcb79" style:letter-kerning="true" style:font-size-asian="12pt" style:font-weight-asian="normal" style:font-size-complex="12pt" fo:hyphenate="false" fo:hyphenation-remain-char-count="2" fo:hyphenation-push-char-count="2" loext:hyphenation-no-caps="false"/>
    </style:style>
    <style:style style:name="P35" style:family="paragraph" style:parent-style-name="Standard">
      <style:paragraph-properties fo:text-align="start" style:justify-single-word="false" fo:orphans="2" fo:widows="2" fo:hyphenation-ladder-count="no-limit"/>
      <style:text-properties style:font-name="DejaVu Sans Condensed" fo:font-size="12pt" fo:font-weight="bold" officeooo:rsid="002dcb79" officeooo:paragraph-rsid="002dcb79" style:letter-kerning="true" style:font-size-asian="12pt" style:font-weight-asian="bold" style:font-size-complex="12pt" style:font-weight-complex="bold" fo:hyphenate="false" fo:hyphenation-remain-char-count="2" fo:hyphenation-push-char-count="2" loext:hyphenation-no-caps="false"/>
    </style:style>
    <style:style style:name="P36" style:family="paragraph" style:parent-style-name="Standard" style:list-style-name="L5">
      <style:paragraph-properties fo:text-align="start" style:justify-single-word="false" fo:orphans="2" fo:widows="2" fo:hyphenation-ladder-count="no-limit"/>
      <style:text-properties officeooo:paragraph-rsid="002dcb79" fo:hyphenate="false" fo:hyphenation-remain-char-count="2" fo:hyphenation-push-char-count="2" loext:hyphenation-no-caps="false"/>
    </style:style>
    <style:style style:name="P37" style:family="paragraph" style:parent-style-name="Standard" style:list-style-name="L4">
      <style:paragraph-properties fo:margin-top="0in" fo:margin-bottom="0.139in" style:contextual-spacing="false" fo:line-height="115%"/>
      <style:text-properties style:font-name="DejaVu Sans Condensed" fo:font-size="12pt" officeooo:paragraph-rsid="000fa3f3" style:font-size-asian="12pt" style:font-size-complex="12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55963" style:font-weight-asian="normal" style:font-weight-complex="normal"/>
    </style:style>
    <style:style style:name="T3" style:family="text">
      <style:text-properties fo:font-weight="normal" officeooo:rsid="001a67a6" style:font-weight-asian="normal" style:font-weight-complex="normal"/>
    </style:style>
    <style:style style:name="T4" style:family="text">
      <style:text-properties fo:font-weight="normal" officeooo:rsid="001c2e04" style:font-weight-asian="normal" style:font-weight-complex="normal"/>
    </style:style>
    <style:style style:name="T5" style:family="text">
      <style:text-properties fo:font-weight="normal" officeooo:rsid="0029d3ef" style:font-weight-asian="normal" style:font-weight-complex="normal"/>
    </style:style>
    <style:style style:name="T6" style:family="text">
      <style:text-properties fo:font-weight="normal" style:letter-kerning="true" style:font-weight-asian="normal"/>
    </style:style>
    <style:style style:name="T7" style:family="text">
      <style:text-properties fo:font-weight="normal" officeooo:rsid="0010dfb6" style:letter-kerning="true" style:font-weight-asian="normal"/>
    </style:style>
    <style:style style:name="T8" style:family="text">
      <style:text-properties fo:font-weight="normal" style:letter-kerning="true" style:font-weight-asian="normal" style:font-weight-complex="normal"/>
    </style:style>
    <style:style style:name="T9" style:family="text">
      <style:text-properties fo:font-weight="normal" officeooo:rsid="00155963" style:letter-kerning="true" style:font-weight-asian="normal" style:font-weight-complex="normal"/>
    </style:style>
    <style:style style:name="T10" style:family="text">
      <style:text-properties fo:font-weight="normal" officeooo:rsid="001715af" style:letter-kerning="true" style:font-weight-asian="normal" style:font-weight-complex="normal"/>
    </style:style>
    <style:style style:name="T11" style:family="text">
      <style:text-properties fo:font-weight="normal" officeooo:rsid="0029d3ef" style:letter-kerning="true" style:font-weight-asian="normal" style:font-weight-complex="normal"/>
    </style:style>
    <style:style style:name="T12" style:family="text">
      <style:text-properties fo:font-weight="normal" officeooo:rsid="0018d49d" style:letter-kerning="true" style:font-weight-asian="normal"/>
    </style:style>
    <style:style style:name="T13" style:family="text">
      <style:text-properties fo:font-weight="normal" officeooo:rsid="001715af" style:letter-kerning="true" style:font-weight-asian="normal"/>
    </style:style>
    <style:style style:name="T14" style:family="text">
      <style:text-properties fo:font-weight="normal" officeooo:rsid="001a67a6" style:letter-kerning="true" style:font-weight-asian="normal"/>
    </style:style>
    <style:style style:name="T15" style:family="text">
      <style:text-properties fo:font-weight="normal" officeooo:rsid="000fe8b2" style:letter-kerning="true" style:font-weight-asian="normal"/>
    </style:style>
    <style:style style:name="T16" style:family="text">
      <style:text-properties fo:font-weight="normal" officeooo:rsid="0026d26c" style:letter-kerning="true" style:font-weight-asian="normal"/>
    </style:style>
    <style:style style:name="T17" style:family="text">
      <style:text-properties fo:font-weight="normal" officeooo:rsid="0026b25c" style:letter-kerning="true" style:font-weight-asian="normal"/>
    </style:style>
    <style:style style:name="T18" style:family="text">
      <style:text-properties fo:font-weight="normal" officeooo:rsid="002817be" style:letter-kerning="true" style:font-weight-asian="normal"/>
    </style:style>
    <style:style style:name="T19" style:family="text">
      <style:text-properties fo:font-weight="normal" officeooo:rsid="00284641" style:letter-kerning="true" style:font-weight-asian="normal"/>
    </style:style>
    <style:style style:name="T20" style:family="text">
      <style:text-properties fo:font-weight="normal" style:letter-kerning="true" style:font-weight-asian="normal" style:font-weight-complex="bold"/>
    </style:style>
    <style:style style:name="T21" style:family="text">
      <style:text-properties fo:font-weight="normal" officeooo:rsid="0029d3ef" style:letter-kerning="true" style:font-weight-asian="normal" style:font-weight-complex="bold"/>
    </style:style>
    <style:style style:name="T22" style:family="text">
      <style:text-properties style:letter-kerning="true"/>
    </style:style>
    <style:style style:name="T23" style:family="text">
      <style:text-properties style:letter-kerning="true" style:font-weight-complex="bold"/>
    </style:style>
    <style:style style:name="T24" style:family="text">
      <style:text-properties officeooo:rsid="000fe8b2" style:letter-kerning="true" style:font-weight-complex="bold"/>
    </style:style>
    <style:style style:name="T25" style:family="text">
      <style:text-properties officeooo:rsid="002c33b6" style:letter-kerning="true" style:font-weight-complex="bold"/>
    </style:style>
    <style:style style:name="T26" style:family="text">
      <style:text-properties officeooo:rsid="002cdedf" style:letter-kerning="true" style:font-weight-complex="bold"/>
    </style:style>
    <style:style style:name="T27" style:family="text">
      <style:text-properties officeooo:rsid="0018d49d" style:letter-kerning="true"/>
    </style:style>
    <style:style style:name="T28" style:family="text">
      <style:text-properties fo:font-weight="bold" style:letter-kerning="true" style:font-weight-asian="bold" style:font-weight-complex="bold"/>
    </style:style>
    <style:style style:name="T29" style:family="text">
      <style:text-properties fo:font-weight="bold" officeooo:rsid="0010dfb6" style:letter-kerning="true" style:font-weight-asian="bold" style:font-weight-complex="bold"/>
    </style:style>
    <style:style style:name="T30" style:family="text">
      <style:text-properties fo:font-weight="bold" officeooo:rsid="00155963" style:letter-kerning="true" style:font-weight-asian="bold" style:font-weight-complex="bold"/>
    </style:style>
    <style:style style:name="T31" style:family="text">
      <style:text-properties fo:font-weight="bold" officeooo:rsid="001715af" style:letter-kerning="true" style:font-weight-asian="bold" style:font-weight-complex="bold"/>
    </style:style>
    <style:style style:name="T32" style:family="text">
      <style:text-properties fo:font-weight="bold" officeooo:rsid="001a67a6" style:letter-kerning="true" style:font-weight-asian="bold" style:font-weight-complex="bold"/>
    </style:style>
    <style:style style:name="T33" style:family="text">
      <style:text-properties fo:font-weight="bold" style:font-weight-asian="bold" style:font-weight-complex="bold"/>
    </style:style>
    <style:style style:name="T34" style:family="text">
      <style:text-properties fo:font-weight="bold" officeooo:rsid="0029d3ef" style:font-weight-asian="bold" style:font-weight-complex="bold"/>
    </style:style>
    <style:style style:name="T35" style:family="text">
      <style:text-properties fo:font-weight="bold" officeooo:rsid="0010dfb6" style:font-weight-asian="bold" style:font-weight-complex="bold"/>
    </style:style>
    <style:style style:name="T36" style:family="text">
      <style:text-properties fo:font-weight="bold" officeooo:rsid="00155963" style:font-weight-asian="bold" style:font-weight-complex="bold"/>
    </style:style>
    <style:style style:name="T37" style:family="text">
      <style:text-properties officeooo:rsid="0029d3ef"/>
    </style:style>
    <style:style style:name="T38" style:family="text">
      <style:text-properties officeooo:rsid="0010dfb6"/>
    </style:style>
    <style:style style:name="T39" style:family="text">
      <style:text-properties style:font-name="DejaVu Sans Condensed" fo:font-size="12pt" fo:font-weight="normal" officeooo:rsid="0010dfb6" style:letter-kerning="true" style:font-size-asian="12pt" style:font-weight-asian="normal" style:font-size-complex="12pt"/>
    </style:style>
    <style:style style:name="T40" style:family="text">
      <style:text-properties style:font-name="DejaVu Sans Condensed" fo:font-size="12pt" fo:font-weight="bold" officeooo:rsid="0010dfb6" style:letter-kerning="true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2dcb79" style:letter-kerning="true" style:font-size-asian="12pt" style:font-weight-asian="bold" style:font-size-complex="12pt" style:font-weight-complex="bold"/>
    </style:style>
    <style:style style:name="T42" style:family="text">
      <style:text-properties officeooo:rsid="002dd73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5">06</text:span><text:span text:style-name="T26">1</text:span><text:span text:style-name="T25"> - </text:span><text:span text:style-name="T24">M/</text:span><text:span text:style-name="T23">71 bombs and BK 90 glide cluster bombs</text:span></text:p>
      <text:p text:style-name="P3"/>
      <text:p text:style-name="P3">M/71 bombs (high drag)</text:p>
      <text:list xml:id="list1453234502" text:style-name="L1">
        <text:list-item>
          <text:p text:style-name="P10"><text:span text:style-name="T29">Weapon Selector</text:span><text:span text:style-name="T7"> dial to </text:span><text:span text:style-name="T29">SJO PLAN</text:span><text:span text:style-name="T7"> (default), </text:span><text:span text:style-name="T29">Interval</text:span><text:span text:style-name="T7"> dial as needed (distance in m), </text:span><text:span text:style-name="T29">Release Mode</text:span><text:span text:style-name="T7"> switch to </text:span><text:span text:style-name="T29">SERIE</text:span><text:span text:style-name="T7"> (default).</text:span></text:p>
        </text:list-item>
        <text:list-item>
          <text:p text:style-name="P14"><text:span text:style-name="T7">Set </text:span><text:span text:style-name="T29">Master Mode</text:span><text:span text:style-name="T7"> dial to </text:span><text:span text:style-name="T29">NAV</text:span><text:span text:style-name="T7">.</text:span></text:p>
        </text:list-item>
        <text:list-item>
          <text:p text:style-name="P25">Set QFE on altimeter to value shown in kneeboard for target waypoint.</text:p>
        </text:list-item>
        <text:list-item>
          <text:p text:style-name="P15"><text:span text:style-name="T6">Hold trigger </text:span><text:span text:style-name="T28">UNSAFE</text:span><text:span text:style-name="T6"> to show HUD symbology.</text:span></text:p>
        </text:list-item>
        <text:list-item>
          <text:p text:style-name="P28">Bombs will fall between dot and circle.</text:p>
        </text:list-item>
        <text:list-item>
          <text:p text:style-name="P16"><text:span text:style-name="T9">Speed </text:span><text:span text:style-name="T28">0.7 to 0.9 Mach</text:span><text:span text:style-name="T6">. <text:s/></text:span><text:span text:style-name="T12">U</text:span><text:span text:style-name="T6">se </text:span><text:span text:style-name="T28">Stage 2 AB</text:span><text:span text:style-name="T6"> for about 0.85 Mach.</text:span></text:p>
        </text:list-item>
        <text:list-item>
          <text:p text:style-name="P15"><text:span text:style-name="T6">Height </text:span><text:span text:style-name="T28">50 m to 200 m</text:span><text:span text:style-name="T6">.</text:span></text:p>
        </text:list-item>
        <text:list-item>
          <text:p text:style-name="P28">Hold trigger down until all bombs are gone.</text:p>
        </text:list-item>
      </text:list>
      <text:p text:style-name="P29"/>
      <text:p text:style-name="P35">ARAK M/70B rockets</text:p>
      <text:list xml:id="list2893910465" text:style-name="L5">
        <text:list-item>
          <text:p text:style-name="P34"><text:span text:style-name="T35">Weapon Selector</text:span><text:span text:style-name="T38"> dial to </text:span><text:span text:style-name="T36">ATTACK</text:span><text:span text:style-name="T38">, </text:span><text:span text:style-name="T35">Release Mode</text:span><text:span text:style-name="T38"> switch to </text:span><text:span text:style-name="T35">SERIE</text:span><text:span text:style-name="T38"> (default).</text:span></text:p>
        </text:list-item>
        <text:list-item>
          <text:p text:style-name="P34"><text:span text:style-name="T33">Second Release Mode</text:span> switch switch to <text:span text:style-name="T33">ENKEL</text:span> (down) for single rocket per pod per trigger press, <text:span text:style-name="T33">GRUPP</text:span> for all rockets per pod.</text:p>
        </text:list-item>
        <text:list-item>
          <text:p text:style-name="P36"><text:span text:style-name="T39">Set </text:span><text:span text:style-name="T40">Master Mode</text:span><text:span text:style-name="T39"> dial to </text:span><text:span text:style-name="T41">ANF</text:span><text:span text:style-name="T39">.</text:span></text:p>
        </text:list-item>
        <text:list-item>
          <text:p text:style-name="P27">Set QFE on altimeter to value shown in kneeboard for target waypoint.</text:p>
        </text:list-item>
        <text:list-item>
          <text:p text:style-name="P34">Fly to put center dot into the target indicator ring.</text:p>
        </text:list-item>
        <text:list-item>
          <text:p text:style-name="P34">Hold <text:span text:style-name="T33">Trigger Unsafe</text:span> to begin radar ranging. <text:s/><text:span text:style-name="T42">Target indicator ring will disappear.</text:span></text:p>
        </text:list-item>
        <text:list-item>
          <text:p text:style-name="P34">Distance line at bottom flashes when within 2 seconds of release.</text:p>
        </text:list-item>
        <text:list-item>
          <text:p text:style-name="P34">When in range, "wings" appear to either side of center dot. <text:s/><text:span text:style-name="T33">Press and hold trigger to fire.</text:span></text:p>
        </text:list-item>
      </text:list>
      <text:p text:style-name="P6"/>
      <text:p text:style-name="P4">BK 90 Mjolnir glide cluster bomb<text:span text:style-name="T1"> </text:span><text:span text:style-name="T2">-- MJ1 </text:span><text:span text:style-name="T3">is</text:span><text:span text:style-name="T2"> </text:span><text:span text:style-name="T3">72</text:span><text:span text:style-name="T4">x</text:span><text:span text:style-name="T3"> </text:span><text:span text:style-name="T2">HE/frag </text:span><text:span text:style-name="T5">bomblets</text:span><text:span text:style-name="T2">, MJ2 </text:span><text:span text:style-name="T3">is 24</text:span><text:span text:style-name="T4">x</text:span><text:span text:style-name="T2"> AP </text:span><text:span text:style-name="T5">bomblets</text:span></text:p>
      <text:list xml:id="list2373481121" text:style-name="L2">
        <text:list-item>
          <text:p text:style-name="P11"><text:span text:style-name="T29">Weapon Selector</text:span><text:span text:style-name="T7"> dial to </text:span><text:span text:style-name="T30">ATTACK</text:span><text:span text:style-name="T7">, </text:span><text:span text:style-name="T29">Release Mode</text:span><text:span text:style-name="T7"> switch to </text:span><text:span text:style-name="T29">SERIE</text:span><text:span text:style-name="T7"> (default).</text:span></text:p>
        </text:list-item>
        <text:list-item>
          <text:p text:style-name="P26">Set QFE on altimeter to value shown in kneeboard for target waypoint.</text:p>
        </text:list-item>
        <text:list-item>
          <text:p text:style-name="P30">Default bomb approach altitude is 60 m AGL (internal radar altimeter). <text:s/>To change:</text:p>
          <text:list>
            <text:list-item>
              <text:p text:style-name="P19"><text:span text:style-name="T13">Set </text:span><text:span text:style-name="T31">Targeting Mode</text:span><text:span text:style-name="T13"> switch to </text:span><text:span text:style-name="T31">VALB</text:span><text:span text:style-name="T13"> (default). <text:s/>(If set to </text:span><text:span text:style-name="T31">STD</text:span><text:span text:style-name="T13">, height will be 60 m.)</text:span></text:p>
            </text:list-item>
            <text:list-item>
              <text:p text:style-name="P20"><text:span text:style-name="T6">Set </text:span><text:span text:style-name="T28">TAKT - IN</text:span><text:span text:style-name="T6">.</text:span></text:p>
            </text:list-item>
            <text:list-item>
              <text:p text:style-name="P20"><text:span text:style-name="T6">Enter </text:span><text:span text:style-name="T28">91</text:span><text:span text:style-name="T6">, then </text:span><text:span text:style-name="T28">three digit altitude in m</text:span><text:span text:style-name="T6"> (30 to 500 m).<text:line-break/></text:span><text:span text:style-name="T28">910300</text:span><text:span text:style-name="T6"> = 30 m, </text:span><text:span text:style-name="T28">915000</text:span><text:span text:style-name="T6"> = 500 m. <text:s/>Default is 60 m (or </text:span><text:span text:style-name="T28">910000</text:span><text:span text:style-name="T6">).</text:span></text:p>
            </text:list-item>
            <text:list-item>
              <text:p text:style-name="P20"><text:span text:style-name="T6">Press </text:span><text:span text:style-name="T28">LS</text:span><text:span text:style-name="T6">, then set </text:span><text:span text:style-name="T28">AKT POS - OUT</text:span><text:span text:style-name="T6">.</text:span></text:p>
            </text:list-item>
          </text:list>
        </text:list-item>
        <text:list-item>
          <text:p text:style-name="P30">Default bomb pattern is Compact, <text:span text:style-name="T37">both bombs burst over same location</text:span>. <text:s/><text:span text:style-name="T37">Bomb patterns only work if dropping both bombs in </text:span><text:span text:style-name="T34">SERIE</text:span><text:span text:style-name="T37">.</text:span> <text:s/>To change:</text:p>
          <text:list>
            <text:list-item>
              <text:p text:style-name="P19"><text:span text:style-name="T6">Set </text:span><text:span text:style-name="T28">TAKT - IN</text:span><text:span text:style-name="T20">, </text:span><text:span text:style-name="T21">then enter:</text:span></text:p>
            </text:list-item>
          </text:list>
        </text:list-item>
      </text:list>
      <text:list xml:id="list419587354" text:style-name="L3">
        <text:list-item>
          <text:list>
            <text:list-item>
              <text:list>
                <text:list-item>
                  <text:p text:style-name="P21"><text:span text:style-name="T28">9</text:span><text:span text:style-name="T31">21000</text:span><text:span text:style-name="T10"> for Long </text:span><text:span text:style-name="T11">(bombs burst in line one after the other)</text:span></text:p>
                </text:list-item>
                <text:list-item>
                  <text:p text:style-name="P21"><text:span text:style-name="T31">922000</text:span><text:span text:style-name="T10"> for Wide </text:span><text:span text:style-name="T11">(bombs burst next to each other)</text:span></text:p>
                </text:list-item>
                <text:list-item>
                  <text:p text:style-name="P21"><text:span text:style-name="T31">920000</text:span><text:span text:style-name="T10"> for Compact (default)</text:span></text:p>
                </text:list-item>
              </text:list>
            </text:list-item>
          </text:list>
        </text:list-item>
      </text:list>
      <text:list xml:id="list184522973137306" text:continue-list="list2373481121" text:style-name="L2">
        <text:list-item>
          <text:list>
            <text:list-item>
              <text:p text:style-name="P19"><text:span text:style-name="T6">Press </text:span><text:span text:style-name="T28">LS</text:span><text:span text:style-name="T6">, then set </text:span><text:span text:style-name="T28">AKT POS - OUT</text:span><text:span text:style-name="T6">.</text:span></text:p>
            </text:list-item>
          </text:list>
        </text:list-item>
        <text:list-item>
          <text:p text:style-name="P19"><text:span text:style-name="T13">When approaching target waypoint, s</text:span><text:span text:style-name="T7">et </text:span><text:span text:style-name="T29">Master Mode</text:span><text:span text:style-name="T7"> dial to </text:span><text:span text:style-name="T28">ANF</text:span><text:span text:style-name="T7">.</text:span></text:p>
        </text:list-item>
        <text:list-item>
          <text:p text:style-name="P17"><text:span text:style-name="T9">Speed </text:span><text:span text:style-name="T28">0.</text:span><text:span text:style-name="T30">6</text:span><text:span text:style-name="T28"> to 0.9 Mach</text:span><text:span text:style-name="T8">.</text:span><text:span text:style-name="T6"> <text:s/></text:span><text:span text:style-name="T12">U</text:span><text:span text:style-name="T6">se </text:span><text:span text:style-name="T28">Stage 2 AB</text:span><text:span text:style-name="T6"> for about 0.85 Mach.</text:span></text:p>
        </text:list-item>
        <text:list-item>
          <text:p text:style-name="P17"><text:span text:style-name="T7">Height </text:span><text:span text:style-name="T29">50 m to </text:span><text:span text:style-name="T30">5</text:span><text:span text:style-name="T29">00 m</text:span><text:span text:style-name="T7">.</text:span></text:p>
        </text:list-item>
        <text:list-item>
          <text:p text:style-name="P18"><text:span text:style-name="T6">Hold trigger </text:span><text:span text:style-name="T28">UNSAFE</text:span><text:span text:style-name="T6"> to show HUD symbology.</text:span></text:p>
        </text:list-item>
        <text:list-item>
          <text:p text:style-name="P22"><text:span text:style-name="T6">Distance bars will appear at bottom of HUD. <text:s/></text:span><text:span text:style-name="T12">When horizontal line is within the outer vertical bars, target is in range. <text:s/>Max range is about 6 to 7 km at 0.9 Mach</text:span></text:p>
        </text:list-item>
        <text:list-item>
          <text:p text:style-name="P23"><text:span text:style-name="T12">Hold down trigger to release. <text:s/>First bomb will release about 1.3 seconds after trigger is held, </text:span><text:span text:style-name="T14">second one will be 1</text:span><text:span text:style-name="T12">.5 sec </text:span><text:span text:style-name="T14">later</text:span><text:span text:style-name="T12">. <text:s/></text:span><text:span text:style-name="T32">You must press the trigger again</text:span><text:span text:style-name="T14"> to drop the second pair if you're carrying 4.</text:span></text:p>
        </text:list-item>
      </text:list>
      <text:p text:style-name="P7"/>
      <text:p text:style-name="P8"/>
      <text:p text:style-name="P9"/>
      <text:p text:style-name="P2"><text:span text:style-name="T22">Other </text:span><text:span text:style-name="T27">weapon </text:span><text:span text:style-name="T22">info</text:span></text:p>
      <text:list xml:id="list1150536889" text:style-name="L4">
        <text:list-item>
          <text:p text:style-name="P12"><text:span text:style-name="T6">RB 24 = AIM-9</text:span><text:span text:style-name="T15">B (rear aspect)</text:span></text:p>
        </text:list-item>
        <text:list-item>
          <text:p text:style-name="P12"><text:span text:style-name="T6">RB 24J = </text:span><text:span text:style-name="T15">AIM-9J or </text:span><text:span text:style-name="T6">AIM-9P3 (rear aspect, </text:span><text:span text:style-name="T16">but </text:span><text:span text:style-name="T15">longer range </text:span><text:span text:style-name="T16">and</text:span><text:span text:style-name="T15"> </text:span><text:span text:style-name="T16">better seeker</text:span><text:span text:style-name="T6">)</text:span></text:p>
        </text:list-item>
        <text:list-item>
          <text:p text:style-name="P31">RB 74 = AIM-9L (all aspect)</text:p>
        </text:list-item>
        <text:list-item>
          <text:p text:style-name="P31">RB 75 = AGM-65A Maverick <text:span text:style-name="T37">(E/O seeker)</text:span></text:p>
        </text:list-item>
        <text:list-item>
          <text:p text:style-name="P13"><text:span text:style-name="T17">RB 75B = AGM-65B Maverick </text:span><text:span text:style-name="T16">(</text:span><text:span text:style-name="T18">m</text:span><text:span text:style-name="T19">agnified</text:span><text:span text:style-name="T16"> optics, but not used IRL?)</text:span></text:p>
        </text:list-item>
        <text:list-item>
          <text:p text:style-name="P24"><text:span text:style-name="T6">RB 75T = </text:span><text:span text:style-name="T16">AGM-65A </text:span><text:span text:style-name="T6">Maverick with heavier warhead</text:span></text:p>
        </text:list-item>
        <text:list-item>
          <text:p text:style-name="P32">RB 04E = Old antiship missile</text:p>
        </text:list-item>
        <text:list-item>
          <text:p text:style-name="P31">RB 15F = Newer antiship missile</text:p>
        </text:list-item>
        <text:list-item>
          <text:p text:style-name="P33">RB 05A = Manually guided A2G missile</text:p>
        </text:list-item>
        <text:list-item>
          <text:p text:style-name="P37"><text:span text:style-name="T6">BK 90 Mjolnir = Glide cluster bomb, </text:span><text:span text:style-name="T7">6 km max range, 50-500 m drop height</text:span></text:p>
        </text:list-item>
      </text:list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3-11T18:45:21.869000000</dc:date>
    <meta:editing-duration>PT2H43M</meta:editing-duration>
    <meta:editing-cycles>15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0" meta:word-count="605" meta:character-count="3077" meta:non-whitespace-character-count="2554"/>
  </office:meta>
</office:document-meta>
</file>